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YALA AYALA CARMEN</text:span></text:p>
      <text:p text:style-name="P3"><text:span text:style-name="T6">CANT. TOTAL DE CAJAS: 6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RUCE APLAO</text:span></text:p>
      <text:p text:style-name="P6"/>
      <text:p text:style-name="P6">Recojo: <text:span text:style-name="T3">AYALA AYALA CARMEN</text:span></text:p>
      <text:p text:style-name="P6">Recojo: <text:span text:style-name="T3">OMAR FERNANDO FLORES LUN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08:1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